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paragraph-rsid="01776f98"/>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Heading_20_1">
      <style:text-properties officeooo:rsid="015d630f" officeooo:paragraph-rsid="01940c5f"/>
    </style:style>
    <style:style style:name="P129" style:family="paragraph" style:parent-style-name="Heading_20_1">
      <style:text-properties officeooo:rsid="0144afae" officeooo:paragraph-rsid="0144afae"/>
    </style:style>
    <style:style style:name="P130" style:family="paragraph" style:parent-style-name="Heading_20_1">
      <style:text-properties officeooo:rsid="01136f79" officeooo:paragraph-rsid="01136f79"/>
    </style:style>
    <style:style style:name="P131" style:family="paragraph" style:parent-style-name="Heading_20_1">
      <style:text-properties officeooo:rsid="00d82c07" officeooo:paragraph-rsid="00d82c07"/>
    </style:style>
    <style:style style:name="P132" style:family="paragraph" style:parent-style-name="Heading_20_1">
      <style:text-properties officeooo:rsid="00bb188e" officeooo:paragraph-rsid="00bb188e"/>
    </style:style>
    <style:style style:name="P133" style:family="paragraph" style:parent-style-name="Heading_20_1">
      <style:text-properties officeooo:rsid="007429df" officeooo:paragraph-rsid="007429df"/>
    </style:style>
    <style:style style:name="P134" style:family="paragraph" style:parent-style-name="Heading_20_1">
      <style:text-properties officeooo:rsid="0034ffb8" officeooo:paragraph-rsid="0034ffb8"/>
    </style:style>
    <style:style style:name="P135" style:family="paragraph" style:parent-style-name="Heading_20_1">
      <style:text-properties officeooo:rsid="002ddd9f" officeooo:paragraph-rsid="006c48d6"/>
    </style:style>
    <style:style style:name="P136" style:family="paragraph" style:parent-style-name="Heading_20_1">
      <style:text-properties officeooo:rsid="0022a503" officeooo:paragraph-rsid="0022a503"/>
    </style:style>
    <style:style style:name="P137" style:family="paragraph" style:parent-style-name="Heading_20_1">
      <style:text-properties officeooo:rsid="001d247e" officeooo:paragraph-rsid="00277837"/>
    </style:style>
    <style:style style:name="P138" style:family="paragraph" style:parent-style-name="Heading_20_1">
      <style:text-properties officeooo:rsid="017fa5dc" officeooo:paragraph-rsid="017fa5dc"/>
    </style:style>
    <style:style style:name="P139" style:family="paragraph" style:parent-style-name="Text_20_body" style:list-style-name="L1">
      <style:text-properties officeooo:rsid="01267bc1" officeooo:paragraph-rsid="01267bc1"/>
    </style:style>
    <style:style style:name="P140" style:family="paragraph" style:parent-style-name="Text_20_body" style:list-style-name="L2">
      <style:text-properties officeooo:paragraph-rsid="0084ac1f"/>
    </style:style>
    <style:style style:name="P141" style:family="paragraph" style:parent-style-name="Text_20_body" style:list-style-name="L2">
      <style:text-properties officeooo:rsid="008374c9" officeooo:paragraph-rsid="008374c9"/>
    </style:style>
    <style:style style:name="P142" style:family="paragraph" style:parent-style-name="Text_20_body" style:list-style-name="L2">
      <style:text-properties officeooo:rsid="0086622e" officeooo:paragraph-rsid="0086622e"/>
    </style:style>
    <style:style style:name="P143" style:family="paragraph" style:parent-style-name="Text_20_body" style:list-style-name="L2">
      <style:text-properties officeooo:rsid="0086ebbe" officeooo:paragraph-rsid="0086ebbe"/>
    </style:style>
    <style:style style:name="P144" style:family="paragraph" style:parent-style-name="Text_20_body" style:list-style-name="L3">
      <style:text-properties officeooo:rsid="00886cd4" officeooo:paragraph-rsid="00886cd4"/>
    </style:style>
    <style:style style:name="P145" style:family="paragraph" style:parent-style-name="Text_20_body" style:list-style-name="L3">
      <style:text-properties officeooo:rsid="008baa08" officeooo:paragraph-rsid="008baa08"/>
    </style:style>
    <style:style style:name="P146" style:family="paragraph" style:parent-style-name="Text_20_body" style:list-style-name="L3">
      <style:text-properties officeooo:rsid="00981d50" officeooo:paragraph-rsid="00981d50"/>
    </style:style>
    <style:style style:name="P147" style:family="paragraph" style:parent-style-name="Text_20_body" style:list-style-name="L3">
      <style:text-properties officeooo:rsid="009c6041" officeooo:paragraph-rsid="009c6041"/>
    </style:style>
    <style:style style:name="P148" style:family="paragraph" style:parent-style-name="Text_20_body" style:list-style-name="L3">
      <style:text-properties officeooo:rsid="008f5ccb" officeooo:paragraph-rsid="008f5ccb"/>
    </style:style>
    <style:style style:name="P149" style:family="paragraph" style:parent-style-name="Text_20_body" style:list-style-name="L3">
      <style:text-properties officeooo:rsid="009d1f7b" officeooo:paragraph-rsid="009d1f7b"/>
    </style:style>
    <style:style style:name="P150" style:family="paragraph" style:parent-style-name="Text_20_body" style:list-style-name="L4">
      <style:text-properties officeooo:rsid="002ddd9f" officeooo:paragraph-rsid="002ddd9f"/>
    </style:style>
    <style:style style:name="P151" style:family="paragraph" style:parent-style-name="Text_20_body" style:list-style-name="L4">
      <style:text-properties officeooo:rsid="00311d8b" officeooo:paragraph-rsid="00311d8b"/>
    </style:style>
    <style:style style:name="P152" style:family="paragraph" style:parent-style-name="Text_20_body" style:list-style-name="L4">
      <style:text-properties officeooo:rsid="00327102" officeooo:paragraph-rsid="00327102"/>
    </style:style>
    <style:style style:name="P153" style:family="paragraph" style:parent-style-name="Text_20_body">
      <style:text-properties officeooo:rsid="017fa5dc" officeooo:paragraph-rsid="017fa5dc"/>
    </style:style>
    <style:style style:name="P154" style:family="paragraph" style:parent-style-name="Text_20_body">
      <style:text-properties officeooo:rsid="018157b7" officeooo:paragraph-rsid="018157b7"/>
    </style:style>
    <style:style style:name="P155" style:family="paragraph" style:parent-style-name="Text_20_body">
      <style:text-properties officeooo:rsid="0181a417" officeooo:paragraph-rsid="0181a417"/>
    </style:style>
    <style:style style:name="P156" style:family="paragraph" style:parent-style-name="Text_20_body">
      <style:text-properties officeooo:rsid="015d630f" officeooo:paragraph-rsid="01940c5f"/>
    </style:style>
    <style:style style:name="P15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6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6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officeooo:rsid="01593bfb"/>
    </style:style>
    <style:style style:name="T157" style:family="text">
      <style:text-properties officeooo:rsid="015ae39f"/>
    </style:style>
    <style:style style:name="T158" style:family="text">
      <style:text-properties officeooo:rsid="015b7fad"/>
    </style:style>
    <style:style style:name="T159" style:family="text">
      <style:text-properties officeooo:rsid="015d9a91"/>
    </style:style>
    <style:style style:name="T160" style:family="text">
      <style:text-properties officeooo:rsid="015ddb3f"/>
    </style:style>
    <style:style style:name="T161" style:family="text">
      <style:text-properties officeooo:rsid="015f9785"/>
    </style:style>
    <style:style style:name="T162" style:family="text">
      <style:text-properties officeooo:rsid="016017f0"/>
    </style:style>
    <style:style style:name="T163" style:family="text">
      <style:text-properties officeooo:rsid="01641378"/>
    </style:style>
    <style:style style:name="T164" style:family="text">
      <style:text-properties officeooo:rsid="016441c1"/>
    </style:style>
    <style:style style:name="T165" style:family="text">
      <style:text-properties officeooo:rsid="0165fa68"/>
    </style:style>
    <style:style style:name="T166" style:family="text">
      <style:text-properties officeooo:rsid="016646fe"/>
    </style:style>
    <style:style style:name="T167" style:family="text">
      <style:text-properties officeooo:rsid="01683fd4"/>
    </style:style>
    <style:style style:name="T168" style:family="text">
      <style:text-properties officeooo:rsid="016a56ca"/>
    </style:style>
    <style:style style:name="T169" style:family="text">
      <style:text-properties officeooo:rsid="016b20e3"/>
    </style:style>
    <style:style style:name="T170" style:family="text">
      <style:text-properties officeooo:rsid="016b4860"/>
    </style:style>
    <style:style style:name="T171" style:family="text">
      <style:text-properties officeooo:rsid="016c3b35"/>
    </style:style>
    <style:style style:name="T172" style:family="text">
      <style:text-properties officeooo:rsid="016e566b"/>
    </style:style>
    <style:style style:name="T173" style:family="text">
      <style:text-properties officeooo:rsid="01704006"/>
    </style:style>
    <style:style style:name="T174" style:family="text">
      <style:text-properties officeooo:rsid="017103bf"/>
    </style:style>
    <style:style style:name="T175" style:family="text">
      <style:text-properties officeooo:rsid="01755f44"/>
    </style:style>
    <style:style style:name="T176" style:family="text">
      <style:text-properties officeooo:rsid="017591fc"/>
    </style:style>
    <style:style style:name="T177" style:family="text">
      <style:text-properties officeooo:rsid="017662c1"/>
    </style:style>
    <style:style style:name="T178" style:family="text">
      <style:text-properties officeooo:rsid="01776f98"/>
    </style:style>
    <style:style style:name="T179" style:family="text">
      <style:text-properties officeooo:rsid="0177bb9c"/>
    </style:style>
    <style:style style:name="T180" style:family="text">
      <style:text-properties officeooo:rsid="0179f30e"/>
    </style:style>
    <style:style style:name="T181" style:family="text">
      <style:text-properties officeooo:rsid="017ad5b6"/>
    </style:style>
    <style:style style:name="T182" style:family="text">
      <style:text-properties officeooo:rsid="017c46e2"/>
    </style:style>
    <style:style style:name="T183" style:family="text">
      <style:text-properties officeooo:rsid="017e4579"/>
    </style:style>
    <style:style style:name="T184" style:family="text">
      <style:text-properties officeooo:rsid="018157b7"/>
    </style:style>
    <style:style style:name="T185" style:family="text">
      <style:text-properties officeooo:rsid="0182a822"/>
    </style:style>
    <style:style style:name="T186" style:family="text">
      <style:text-properties officeooo:rsid="0183e210"/>
    </style:style>
    <style:style style:name="T187" style:family="text">
      <style:text-properties officeooo:rsid="01871914"/>
    </style:style>
    <style:style style:name="T188" style:family="text">
      <style:text-properties officeooo:rsid="0188ff9a"/>
    </style:style>
    <style:style style:name="T189" style:family="text">
      <style:text-properties officeooo:rsid="0189e5bb"/>
    </style:style>
    <style:style style:name="T190" style:family="text">
      <style:text-properties officeooo:rsid="018b75e3"/>
    </style:style>
    <style:style style:name="T191" style:family="text">
      <style:text-properties officeooo:rsid="018b9071"/>
    </style:style>
    <style:style style:name="T192" style:family="text">
      <style:text-properties officeooo:rsid="018bfb15"/>
    </style:style>
    <style:style style:name="T193" style:family="text">
      <style:text-properties officeooo:rsid="018c8317"/>
    </style:style>
    <style:style style:name="T194" style:family="text">
      <style:text-properties officeooo:rsid="018df689"/>
    </style:style>
    <style:style style:name="T195" style:family="text">
      <style:text-properties officeooo:rsid="018fbc3c"/>
    </style:style>
    <style:style style:name="T196" style:family="text">
      <style:text-properties officeooo:rsid="0192b3a9"/>
    </style:style>
    <style:style style:name="T197" style:family="text">
      <style:text-properties officeooo:rsid="01938f7d"/>
    </style:style>
    <style:style style:name="T198" style:family="text">
      <style:text-properties officeooo:rsid="01940c5f"/>
    </style:style>
    <style:style style:name="T19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38" text:outline-level="1" text:is-list-header="true">Mar 1, 2023</text:h>
      <text:p text:style-name="P153">Every shop that offers an item for sale must have a list of ingredients for each item. <text:s/><text:span text:style-name="T184">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54">The question then is how to resolve all the pending orders – assuming there are pending orders.</text:p>
      <text:p text:style-name="P15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5">That should set up a "recursive" OrderVisitor from that shop for missing ingredients. <text:s/>When the "stack" has unwound to the first OrderVisitor, all the ingredients should be available. <text:s/></text:span><text:span text:style-name="T186">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87">Something l</text:span><text:span text:style-name="T186">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190">return Inventory.ContainsKey(item) </text:span><text:span text:style-name="T191">&amp;&amp;</text:span><text:span text:style-name="T190"> Inventory[item] &gt; 0;</text:span></text:p>
      <text:p text:style-name="P121">}</text:p>
      <text:p text:style-name="P121"/>
      <text:p text:style-name="P125">void AddItemToInventory(string item)</text:p>
      <text:p text:style-name="P125">{</text:p>
      <text:p text:style-name="P126"><text:s text:c="4"/>if (!Inventory.ContainsKey(<text:span text:style-name="T195">i</text:span>tem))</text:p>
      <text:p text:style-name="P126"><text:s text:c="4"/>{</text:p>
      <text:p text:style-name="P126"><text:s text:c="8"/>Inventory.Add(<text:span text:style-name="T195">i</text:span>tem, 1);</text:p>
      <text:p text:style-name="P126"><text:s text:c="4"/>}</text:p>
      <text:p text:style-name="P126"><text:s text:c="4"/>else</text:p>
      <text:p text:style-name="P126"><text:s text:c="4"/>{</text:p>
      <text:p text:style-name="P126"><text:s text:c="8"/>Inventory[<text:span text:style-name="T195">i</text:span>tem]++;</text:p>
      <text:p text:style-name="P126"><text:soft-page-break/><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89">DoesShopSellItem(item)</text:span> &amp;&amp; !<text:span text:style-name="T190">IsItemInStock(item</text:span>)<text:span text:style-name="T190">)</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88">if (IngredientsForItems[orderItem].Count &gt; 0)</text:span></text:p>
      <text:p text:style-name="Code"><text:s text:c="8"/><text:span text:style-name="T188">{</text:span></text:p>
      <text:p text:style-name="Code"><text:s text:c="12"/>OrderVisitor visitor = new OrderVisitor(IngredientsForItems[orderItem]);</text:p>
      <text:p text:style-name="Code"><text:s text:c="12"/>village.Accept(visitor);</text:p>
      <text:p text:style-name="Code"><text:s text:c="8"/><text:span text:style-name="T192">}</text:span></text:p>
      <text:p text:style-name="Code"><text:s text:c="8"/><text:span text:style-name="T192">else</text:span></text:p>
      <text:p text:style-name="Code"><text:s text:c="8"/><text:span text:style-name="T192">{</text:span></text:p>
      <text:p text:style-name="P124"><text:s text:c="12"/>// <text:span text:style-name="T194">The ordered item has no ingredients </text:span><text:span text:style-name="T193">so </text:span><text:span text:style-name="T194">the</text:span></text:p>
      <text:p text:style-name="P124"><text:span text:style-name="T193"><text:s text:c="12"/>// ordered item </text:span><text:span text:style-name="T194">is </text:span><text:span text:style-name="T193">magically added to inventory</text:span></text:p>
      <text:p text:style-name="P123"><text:s text:c="8"/><text:span text:style-name="T192">}</text:span></text:p>
      <text:p text:style-name="P126"><text:s text:c="8"/><text:span text:style-name="T195">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6">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6">DoesShopSellItem(</text:span>item) &amp;&amp; <text:span text:style-name="T196">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197">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197">ToBePickedUp</text:span>);</text:p>
      <text:p text:style-name="P127"><text:s text:c="8"/>Inventory[item<text:span text:style-name="T197">ToBePickedUp</text:span>]--;</text:p>
      <text:p text:style-name="Code"><text:soft-page-break/><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56"><text:span text:style-name="T198">Well, that worked! <text:s/>I'm using the Visitor pattern to order a hamburger and reusing the Visitor pattern from each shop that needs ingredients to make the item being requested.</text:span></text:p>
      <text:h text:style-name="P12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79">Shop</text:span>, his buns from Oxel's Breads and Buns Bakery, his ketchup, mustard and mayonnaise from Connie's Condiments, <text:span text:style-name="T159">lettuce </text:span><text:span text:style-name="T173">and tomato</text:span><text:span text:style-name="T159"> from Florence's Vegetables,</text:span> <text:span text:style-name="T159">and his pickles from Larry's Pickle Emporium. <text:s/>Connie gets her ketchup from Klyde and Sons Ketchup Makers. <text:s/>Connie gets her mustard from Molly's Mustard </text:span><text:span text:style-name="T173">Mart</text:span><text:span text:style-name="T159">. <text:s/>And Connie gets her mayonnaise from Turk's Mayo Supply. <text:s/></text:span><text:span text:style-name="T173">Molly gets her mustard seed from Florence's vegetables </text:span><text:span text:style-name="T174">and vinegar from Vinnies' Source Flavors</text:span><text:span text:style-name="T173">.</text:span><text:span text:style-name="T159"> <text:s/>Larry gets his cucumbers from Florence's, his vinegar from </text:span><text:span text:style-name="T160">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2">grocery, </text:span>and manufacturing. <text:s/>All the shops would have a few operations in common, such as taking an order and fulfilling an order.</text:p>
      <text:p text:style-name="P111">We also discussed modeling the whole village, from land <text:span text:style-name="T161">(public, private, with structures, and without structures)</text:span> to roads <text:span text:style-name="T161">(paved, dirt)</text:span> to residences <text:span text:style-name="T161">(single dwelling, multiple dwellings)</text:span> to shops. <text:s/><text:span text:style-name="T161">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3">seldom </text:span>change.</text:p>
      <text:p text:style-name="P114">Since modeling the entire village would lead to dozens of classes, I would like to limit the class structure to just shops. <text:s/><text:span text:style-name="T164">The entities are Restaurant, Butcher, Baker, </text:span><text:span text:style-name="T170">Vegetable </text:span><text:span text:style-name="T164">Grocer, </text:span><text:span text:style-name="T171">Condiment</text:span><text:span text:style-name="T170"> Grocer,</text:span><text:span text:style-name="T164"> </text:span><text:span text:style-name="T171">Pickle Grocer, </text:span><text:span text:style-name="T165">Maker</text:span><text:span text:style-name="T164">. <text:s/>These would derive from Shop. <text:s/></text:span><text:span text:style-name="T166">The properties of Shop are address, owner. <text:s/></text:span><text:span text:style-name="T167">The behaviors of Shop are receive order, fulfill order. <text:s/></text:span><text:span text:style-name="T168">Bob would create a visitor to visit </text:span><text:span text:style-name="T172">five</text:span><text:span text:style-name="T168"> stores to place orders. <text:s/></text:span><text:span text:style-name="T169">Larry would create a similar visitor but only for order from three places.</text:span></text:p>
      <text:p text:style-name="P115"><text:soft-page-break/>I think th<text:span text:style-name="T175">e</text:span> data <text:span text:style-name="T175">that describes the shops of the Village of Self-Sufficiency</text:span> should be put into an XML or JSON file so the other languages can read it in and build the object hierarchy. <text:s/><text:span text:style-name="T176">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0">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1">but I don't think that will work as that will lead to a nested series of visitor operations </text:span><text:span text:style-name="T182">and I cannot dynamically create a visitor for specific items that are missing. <text:s/></text:span><text:span text:style-name="T183">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2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 <text:span text:style-name="T178">= NULL</text:span>;</text:p>
      <text:p text:style-name="Code">DWORD inputMode;</text:p>
      <text:p text:style-name="Code"/>
      <text:p text:style-name="Code">void _init_console_mode()</text:p>
      <text:p text:style-name="Code">{</text:p>
      <text:p text:style-name="Code"><text:soft-page-break/><text:s text:c="4"/><text:span text:style-name="T178">if (hStdIn == NULL)</text:span></text:p>
      <text:p text:style-name="Code"><text:s text:c="4"/><text:span text:style-name="T178">{</text:span></text:p>
      <text:p text:style-name="Code"><text:s text:c="8"/>hStdIn = ::GetStdHandle(STD_INPUT_HANDLE);</text:p>
      <text:p text:style-name="P109"><text:s text:c="8"/>::GetConsoleMode(hStdIn, &amp;inputMode);</text:p>
      <text:p text:style-name="P109"><text:s text:c="4"/><text:span text:style-name="T178">}</text:span><text:line-break/>}</text:p>
      <text:p text:style-name="Code"/>
      <text:p text:style-name="Code">void _disableInputEcho()</text:p>
      <text:p text:style-name="Code">{<text:span text:style-name="T74"/></text:p>
      <text:p text:style-name="Code"><text:s text:c="4"/><text:span text:style-name="T178">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78">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77">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57">A</text:span>dded Visitor pattern example, <text:span text:style-name="T156">write-up, and image. <text:s/></text:span><text:span text:style-name="T157">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58">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text:soft-page-break/>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39">Make sure the parameters are different so overloading allows both to exist.</text:p>
        </text:list-item>
        <text:list-item>
          <text:p text:style-name="P13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text:span><text:soft-page-break/><text:span text:style-name="T140">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3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3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oft-page-break/><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text:span><text:soft-page-break/><text:span text:style-name="T27">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32"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text:soft-page-break/>@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text:soft-page-break/>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3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text:span><text:soft-page-break/><text:span text:style-name="T47">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41">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42">The disadvantage of markdown is the page name must be explicitly used and the link text must be explicitly given.</text:p>
            </text:list-item>
            <text:list-item>
              <text:p text:style-name="P14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4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4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text:soft-page-break/>Images in markdown:</text:p>
      <text:list text:style-name="L3">
        <text:list-item>
          <text:p text:style-name="P14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45">Doxygen does not interpret this <text:span text:style-name="T58">the same way</text:span>. <text:s/>Doxygen ignores the alt text and converts the title into a caption under the image.</text:p>
            </text:list-item>
            <text:list-item>
              <text:p text:style-name="P146">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47">The "image" class centers the image.</text:p>
            </text:list-item>
          </text:list>
        </text:list-item>
        <text:list-item>
          <text:p text:style-name="P148">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49">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text:soft-page-break/>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text:soft-page-break/>Added bridge.md as the <text:span text:style-name="T89">discussion</text:span> of the bridge pattern.</text:p>
      <text:h text:style-name="P13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58" svg:width="2.3004in" svg:height="2.2189in" svg:x="0in" svg:y="0in"><text:p text:style-name="P157"><text:span text:style-name="T19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59" xml:id="id2" draw:id="id2" svg:width="1.1098in" svg:height="1.2713in" svg:x="3.7in" svg:y="0.4264in"><text:p text:style-name="P157"><text:span text:style-name="T199">External</text:span></text:p><text:p text:style-name="P157"><text:span text:style-name="T199">component</text:span></text:p><draw:enhanced-geometry svg:viewBox="0 0 21600 21600" draw:type="rectangle" draw:enhanced-path="M 0 0 L 21600 0 21600 21600 0 21600 0 0 Z N"/></draw:custom-shape><draw:custom-shape draw:name="Shape 11" draw:style-name="gr4" draw:text-style-name="P161" svg:width="0.5543in" svg:height="0.3307in" svg:x="0.3457in" svg:y="0.1634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61" svg:width="0.5539in" svg:height="0.3307in" svg:x="1.4in" svg:y="0.1437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63" xml:id="id1" draw:id="id1" svg:width="0.635in" svg:height="0.4335in" svg:x="1.4252in" svg:y="0.8437in"><text:p text:style-name="P162"><text:span text:style-name="T201">Adapter</text:span></text:p><text:p text:style-name="P162"><text:span text:style-name="T2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61" svg:width="0.5543in" svg:height="0.3307in" svg:x="1.3709in" svg:y="1.4882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61" svg:width="0.5543in" svg:height="0.3307in" svg:x="0.6209in" svg:y="1.7437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61" svg:width="0.5539in" svg:height="0.3307in" svg:x="0.7in" svg:y="1.3382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61" svg:width="0.5543in" svg:height="0.3303in" svg:x="0.7957in" svg:y="0.5189in"><text:p text:style-name="P160"><text:span text:style-name="T2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64"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text:soft-page-break/>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text:soft-page-break/>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3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text:soft-page-break/>Some problems:</text:p>
      <text:list text:style-name="L4">
        <text:list-item>
          <text:p text:style-name="P15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5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5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5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3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text:soft-page-break/>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3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text:span><text:soft-page-break/><text:span text:style-name="T2">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1T11:12:13.474000000</dc:date>
    <dc:creator>Stephen P Lepisto</dc:creator>
    <meta:editing-duration>P2DT2H54M22S</meta:editing-duration>
    <meta:editing-cycles>216</meta:editing-cycles>
    <meta:generator>LibreOffice/7.5.0.3$Windows_X86_64 LibreOffice_project/c21113d003cd3efa8c53188764377a8272d9d6de</meta:generator>
    <meta:document-statistic meta:table-count="1" meta:image-count="0" meta:object-count="0" meta:page-count="28" meta:paragraph-count="596" meta:word-count="9165" meta:character-count="74036" meta:non-whitespace-character-count="63291"/>
  </office:meta>
</office:document-meta>
</file>